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erif" svg:font-family="'DejaVu Serif'" style:font-family-generic="roman"/>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OpenSymbol" svg:font-family="OpenSymbol" style:font-charset="x-symbol"/>
    <style:font-face style:name="monospace" svg:font-family="monospace"/>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style:writing-mode="page"/>
    </style:style>
    <style:style style:name="Tableau2" style:family="table">
      <style:table-properties style:width="16.977cm" table:align="left" table:border-model="separating"/>
    </style:style>
    <style:style style:name="Tableau2.A" style:family="table-column">
      <style:table-column-properties style:column-width="8.107cm"/>
    </style:style>
    <style:style style:name="Tableau2.B" style:family="table-column">
      <style:table-column-properties style:column-width="8.871cm"/>
    </style:style>
    <style:style style:name="Tableau2.1" style:family="table-row">
      <style:table-row-properties style:min-row-height="1.081cm"/>
    </style:style>
    <style:style style:name="Tableau2.A1" style:family="table-cell">
      <style:table-cell-properties style:vertical-align="middle" style:border-line-width-left="0.005cm 0.005cm 0.005cm" style:border-line-width-top="0.005cm 0.005cm 0.005cm" style:border-line-width-bottom="0.005cm 0.005cm 0.005cm" fo:padding="0.097cm" fo:border-left="0.5pt double #2a6099" fo:border-right="none" fo:border-top="0.5pt double #2a6099" fo:border-bottom="0.5pt double #2a6099"/>
    </style:style>
    <style:style style:name="Tableau2.B1" style:family="table-cell">
      <style:table-cell-properties style:vertical-align="middle" style:border-line-width-right="0.005cm 0.005cm 0.005cm" style:border-line-width-top="0.005cm 0.005cm 0.005cm" style:border-line-width-bottom="0.005cm 0.005cm 0.005cm" fo:padding="0.097cm" fo:border-left="none" fo:border-right="0.5pt double #2a6099" fo:border-top="0.5pt double #2a6099" fo:border-bottom="0.5pt double #2a6099"/>
    </style:style>
    <style:style style:name="Tableau3" style:family="table">
      <style:table-properties style:width="16.977cm" table:align="left" table:border-model="separating"/>
    </style:style>
    <style:style style:name="Tableau3.A" style:family="table-column">
      <style:table-column-properties style:column-width="16.977cm"/>
    </style:style>
    <style:style style:name="Tableau3.1" style:family="table-row">
      <style:table-row-properties style:min-row-height="1.081cm"/>
    </style:style>
    <style:style style:name="Tableau3.A1" style:family="table-cell">
      <style:table-cell-properties style:vertical-align="middle" style:border-line-width="0.005cm 0.005cm 0.005cm" fo:padding="0.097cm" fo:border="0.5pt double #2a6099"/>
    </style:style>
    <style:style style:name="Tableau4" style:family="table">
      <style:table-properties style:width="16.977cm" table:align="left" table:border-model="separating"/>
    </style:style>
    <style:style style:name="Tableau4.A" style:family="table-column">
      <style:table-column-properties style:column-width="16.977cm"/>
    </style:style>
    <style:style style:name="Tableau4.1" style:family="table-row">
      <style:table-row-properties style:min-row-height="1.081cm"/>
    </style:style>
    <style:style style:name="Tableau4.A1" style:family="table-cell">
      <style:table-cell-properties style:vertical-align="middle" style:border-line-width="0.005cm 0.005cm 0.005cm" fo:padding="0.097cm" fo:border="0.5pt double #2a6099"/>
    </style:style>
    <style:style style:name="P1" style:family="paragraph" style:parent-style-name="Standard">
      <style:paragraph-properties fo:break-before="page"/>
    </style:style>
    <style:style style:name="P2" style:family="paragraph" style:parent-style-name="Text_20_body">
      <style:text-properties officeooo:rsid="003176bc" officeooo:paragraph-rsid="003176bc"/>
    </style:style>
    <style:style style:name="P3" style:family="paragraph" style:parent-style-name="Text_20_body">
      <style:text-properties officeooo:paragraph-rsid="00229ad4"/>
    </style:style>
    <style:style style:name="P4" style:family="paragraph" style:parent-style-name="Question">
      <style:text-properties officeooo:paragraph-rsid="0038561f"/>
    </style:style>
    <style:style style:name="P5" style:family="paragraph" style:parent-style-name="Standard">
      <style:text-properties officeooo:rsid="003524bd" officeooo:paragraph-rsid="003524bd"/>
    </style:style>
    <style:style style:name="P6" style:family="paragraph" style:parent-style-name="Standard">
      <style:text-properties officeooo:rsid="0036e564" officeooo:paragraph-rsid="0036e564"/>
    </style:style>
    <style:style style:name="P7" style:family="paragraph" style:parent-style-name="Table_20_Contents">
      <style:paragraph-properties fo:text-align="center" style:justify-single-word="false"/>
      <style:text-properties officeooo:rsid="003201a3" officeooo:paragraph-rsid="003201a3"/>
    </style:style>
    <style:style style:name="P8" style:family="paragraph" style:parent-style-name="Text_20_body">
      <style:text-properties officeooo:rsid="003201a3" officeooo:paragraph-rsid="003201a3"/>
    </style:style>
    <style:style style:name="P9" style:family="paragraph" style:parent-style-name="Text_20_body">
      <style:text-properties officeooo:paragraph-rsid="001e2037"/>
    </style:style>
    <style:style style:name="P10" style:family="paragraph" style:parent-style-name="Text_20_body">
      <style:text-properties officeooo:paragraph-rsid="00212264"/>
    </style:style>
    <style:style style:name="P11" style:family="paragraph" style:parent-style-name="Text_20_body">
      <style:text-properties style:font-name="Noto Mono" fo:font-size="12pt" officeooo:paragraph-rsid="00229ad4" fo:background-color="transparent" style:font-size-asian="12pt" style:font-size-complex="12pt"/>
    </style:style>
    <style:style style:name="P12" style:family="paragraph" style:parent-style-name="Text_20_body">
      <style:text-properties style:font-name="Noto Mono" fo:font-size="12pt" officeooo:paragraph-rsid="00229ad4" style:font-size-asian="12pt" style:font-size-complex="12pt"/>
    </style:style>
    <style:style style:name="P13" style:family="paragraph" style:parent-style-name="Text_20_body">
      <style:paragraph-properties fo:break-before="page"/>
      <style:text-properties style:font-name="Noto Mono" fo:font-size="12pt" officeooo:paragraph-rsid="00229ad4" style:font-size-asian="12pt" style:font-size-complex="12pt"/>
    </style:style>
    <style:style style:name="P14" style:family="paragraph" style:parent-style-name="Text_20_body">
      <style:text-properties style:font-name="sans-serif" fo:font-size="12pt" officeooo:rsid="000db4c3" officeooo:paragraph-rsid="00229ad4" style:font-size-asian="12pt" style:font-size-complex="12pt"/>
    </style:style>
    <style:style style:name="P15" style:family="paragraph" style:parent-style-name="Text_20_body">
      <style:text-properties style:font-name="sans-serif" fo:font-size="12pt" officeooo:paragraph-rsid="00229ad4" style:font-size-asian="12pt" style:font-size-complex="12pt"/>
    </style:style>
    <style:style style:name="P16" style:family="paragraph" style:parent-style-name="Text_20_body">
      <style:text-properties style:font-name="sans-serif" fo:font-size="13.5pt" officeooo:rsid="000f3f41" officeooo:paragraph-rsid="00229ad4" style:font-size-asian="12pt" style:font-size-complex="12pt"/>
    </style:style>
    <style:style style:name="P17" style:family="paragraph" style:parent-style-name="Text_20_body">
      <style:text-properties style:font-name="sans-serif" fo:font-size="13.5pt" officeooo:paragraph-rsid="00229ad4"/>
    </style:style>
    <style:style style:name="P18" style:family="paragraph" style:parent-style-name="Text_20_body">
      <style:text-properties fo:font-size="12pt" officeooo:rsid="0007f47d" officeooo:paragraph-rsid="00229ad4" style:font-size-asian="12pt" style:font-size-complex="12pt"/>
    </style:style>
    <style:style style:name="P19" style:family="paragraph" style:parent-style-name="Text_20_body">
      <style:text-properties fo:font-size="12pt" officeooo:paragraph-rsid="00229ad4" style:font-size-asian="12pt" style:font-size-complex="12pt"/>
    </style:style>
    <style:style style:name="P20" style:family="paragraph" style:parent-style-name="Text_20_body">
      <style:text-properties fo:font-size="12pt" officeooo:paragraph-rsid="0036e564" style:font-size-asian="12pt" style:font-size-complex="12pt"/>
    </style:style>
    <style:style style:name="P21" style:family="paragraph" style:parent-style-name="Text_20_body">
      <style:paragraph-properties fo:break-before="page"/>
      <style:text-properties fo:font-size="12pt" officeooo:paragraph-rsid="0036e564" style:font-size-asian="12pt" style:font-size-complex="12pt"/>
    </style:style>
    <style:style style:name="P22" style:family="paragraph" style:parent-style-name="Text_20_body">
      <style:text-properties fo:font-size="12pt" officeooo:paragraph-rsid="00229ad4"/>
    </style:style>
    <style:style style:name="P23" style:family="paragraph" style:parent-style-name="Text_20_body">
      <style:text-properties style:font-name="monospace" fo:font-size="12pt" officeooo:rsid="0007f47d" officeooo:paragraph-rsid="00229ad4" style:font-size-asian="12pt" style:font-size-complex="12pt"/>
    </style:style>
    <style:style style:name="P24" style:family="paragraph" style:parent-style-name="Text_20_body">
      <style:text-properties style:font-name="monospace" fo:font-size="12pt" officeooo:paragraph-rsid="00229ad4" style:font-size-asian="12pt" style:font-size-complex="12pt"/>
    </style:style>
    <style:style style:name="P25" style:family="paragraph" style:parent-style-name="Text_20_body">
      <style:text-properties style:font-name="FreeMono" fo:font-size="12pt" officeooo:rsid="000db4c3" officeooo:paragraph-rsid="00229ad4" style:font-size-asian="12pt" style:font-size-complex="12pt"/>
    </style:style>
    <style:style style:name="P26" style:family="paragraph" style:parent-style-name="Text_20_body">
      <style:text-properties style:font-name="FreeMono" fo:font-size="12pt" officeooo:paragraph-rsid="00229ad4" style:font-size-asian="12pt" style:font-size-complex="12pt"/>
    </style:style>
    <style:style style:name="P27" style:family="paragraph" style:parent-style-name="Text_20_body">
      <style:text-properties officeooo:rsid="001170b1" officeooo:paragraph-rsid="00229ad4"/>
    </style:style>
    <style:style style:name="P28" style:family="paragraph" style:parent-style-name="Text_20_body">
      <style:text-properties fo:font-weight="bold" style:font-weight-asian="bold" style:font-weight-complex="bold"/>
    </style:style>
    <style:style style:name="P29" style:family="paragraph" style:parent-style-name="Text_20_body">
      <loext:graphic-properties draw:fill="solid" draw:fill-color="#000000" draw:opacity="100%"/>
      <style:paragraph-properties fo:margin-top="0cm" fo:margin-bottom="0cm" style:contextual-spacing="false" fo:background-color="#000000"/>
      <style:text-properties style:font-name="Courier New" fo:background-color="transparent"/>
    </style:style>
    <style:style style:name="P30" style:family="paragraph" style:parent-style-name="Text_20_body">
      <loext:graphic-properties draw:fill="solid" draw:fill-color="#000000" draw:opacity="100%"/>
      <style:paragraph-properties fo:margin-top="0cm" fo:margin-bottom="0cm" style:contextual-spacing="false" fo:background-color="#000000"/>
      <style:text-properties style:font-name="Courier New"/>
    </style:style>
    <style:style style:name="P31" style:family="paragraph" style:parent-style-name="Text_20_body">
      <loext:graphic-properties draw:fill="solid" draw:fill-color="#000000" draw:opacity="100%"/>
      <style:paragraph-properties fo:margin-top="0cm" fo:margin-bottom="0cm" style:contextual-spacing="false" fo:background-color="#000000"/>
      <style:text-properties style:font-name="Courier New" officeooo:paragraph-rsid="0026f335"/>
    </style:style>
    <style:style style:name="P32" style:family="paragraph" style:parent-style-name="Text_20_body">
      <style:text-properties officeooo:paragraph-rsid="00253006"/>
    </style:style>
    <style:style style:name="P33" style:family="paragraph" style:parent-style-name="Text_20_body">
      <style:text-properties officeooo:paragraph-rsid="0026f335"/>
    </style:style>
    <style:style style:name="P34" style:family="paragraph" style:parent-style-name="Text_20_body">
      <style:text-properties officeooo:paragraph-rsid="0027b1ef"/>
    </style:style>
    <style:style style:name="P35" style:family="paragraph" style:parent-style-name="Text_20_body">
      <style:text-properties officeooo:paragraph-rsid="0029f8f7"/>
    </style:style>
    <style:style style:name="P36" style:family="paragraph" style:parent-style-name="Text_20_body">
      <style:text-properties officeooo:rsid="002ca5e3" officeooo:paragraph-rsid="002ca5e3"/>
    </style:style>
    <style:style style:name="P37" style:family="paragraph" style:parent-style-name="Text_20_body">
      <style:text-properties officeooo:rsid="002eaf48" officeooo:paragraph-rsid="002eaf48"/>
    </style:style>
    <style:style style:name="P38" style:family="paragraph" style:parent-style-name="Text_20_body">
      <style:text-properties officeooo:rsid="00345164" officeooo:paragraph-rsid="00345164"/>
    </style:style>
    <style:style style:name="P39" style:family="paragraph" style:parent-style-name="console">
      <style:text-properties fo:color="#ffff00" loext:opacity="100%"/>
    </style:style>
    <style:style style:name="P40" style:family="paragraph" style:parent-style-name="console">
      <style:text-properties officeooo:paragraph-rsid="00306969"/>
    </style:style>
    <style:style style:name="P41" style:family="paragraph" style:parent-style-name="console">
      <style:text-properties officeooo:paragraph-rsid="00345164"/>
    </style:style>
    <style:style style:name="P42" style:family="paragraph" style:parent-style-name="Heading_20_1">
      <style:paragraph-properties fo:break-before="page"/>
    </style:style>
    <style:style style:name="P43" style:family="paragraph" style:parent-style-name="Heading_20_1">
      <style:text-properties officeooo:rsid="003176bc" officeooo:paragraph-rsid="003176bc"/>
    </style:style>
    <style:style style:name="P44" style:family="paragraph" style:parent-style-name="Heading_20_2">
      <style:paragraph-properties fo:break-before="page"/>
      <style:text-properties officeooo:paragraph-rsid="00229ad4"/>
    </style:style>
    <style:style style:name="P45" style:family="paragraph" style:parent-style-name="Heading_20_2">
      <style:text-properties officeooo:paragraph-rsid="00229ad4"/>
    </style:style>
    <style:style style:name="P46" style:family="paragraph" style:parent-style-name="Heading_20_2">
      <style:text-properties style:font-name="Liberation Sans" fo:font-size="16pt" officeooo:rsid="001170b1" officeooo:paragraph-rsid="00229ad4" style:font-size-asian="16pt" style:font-size-complex="16pt"/>
    </style:style>
    <style:style style:name="P47" style:family="paragraph" style:parent-style-name="Heading_20_3">
      <style:paragraph-properties fo:break-before="page"/>
    </style:style>
    <style:style style:name="P48" style:family="paragraph" style:parent-style-name="Heading_20_3">
      <style:text-properties officeooo:paragraph-rsid="00229ad4"/>
    </style:style>
    <style:style style:name="P49" style:family="paragraph" style:parent-style-name="Text_20_body" style:list-style-name="L1"/>
    <style:style style:name="P50" style:family="paragraph" style:parent-style-name="Text_20_body">
      <style:text-properties style:font-name="sans-serif" fo:font-size="12pt" officeooo:paragraph-rsid="00229ad4" style:font-size-asian="12pt" style:font-size-complex="12pt"/>
    </style:style>
    <style:style style:name="P51" style:family="paragraph" style:parent-style-name="Text_20_body" style:list-style-name="">
      <style:text-properties style:font-name="sans-serif" fo:font-size="12pt" officeooo:paragraph-rsid="00229ad4" style:font-size-asian="12pt" style:font-size-complex="12pt"/>
    </style:style>
    <style:style style:name="P52" style:family="paragraph" style:parent-style-name="Text_20_body">
      <style:text-properties officeooo:rsid="0039eee9" officeooo:paragraph-rsid="0024ed95"/>
    </style:style>
    <style:style style:name="P53" style:family="paragraph" style:parent-style-name="Text_20_body">
      <style:text-properties officeooo:rsid="0039eee9" officeooo:paragraph-rsid="0039eee9"/>
    </style:style>
    <style:style style:name="P54" style:family="paragraph" style:parent-style-name="Text_20_body">
      <style:text-properties officeooo:rsid="0039eee9" officeooo:paragraph-rsid="003c8c53"/>
    </style:style>
    <style:style style:name="P55" style:family="paragraph" style:parent-style-name="Text_20_body">
      <style:text-properties officeooo:rsid="003c8c53" officeooo:paragraph-rsid="003c8c53"/>
    </style:style>
    <style:style style:name="P56" style:family="paragraph" style:parent-style-name="Text_20_body">
      <style:text-properties officeooo:rsid="003c8c53" officeooo:paragraph-rsid="003d5ca1"/>
    </style:style>
    <style:style style:name="T1" style:family="text">
      <style:text-properties officeooo:rsid="00191907"/>
    </style:style>
    <style:style style:name="T2" style:family="text">
      <style:text-properties officeooo:rsid="001ab9dd"/>
    </style:style>
    <style:style style:name="T3" style:family="text">
      <style:text-properties officeooo:rsid="001bd1a2"/>
    </style:style>
    <style:style style:name="T4" style:family="text">
      <style:text-properties officeooo:rsid="001dc079"/>
    </style:style>
    <style:style style:name="T5" style:family="text">
      <style:text-properties officeooo:rsid="001e2037"/>
    </style:style>
    <style:style style:name="T6" style:family="text">
      <style:text-properties officeooo:rsid="001f4dbd"/>
    </style:style>
    <style:style style:name="T7" style:family="text">
      <style:text-properties officeooo:rsid="00212264"/>
    </style:style>
    <style:style style:name="T8" style:family="text">
      <style:text-properties style:font-name="sans-serif"/>
    </style:style>
    <style:style style:name="T9" style:family="text">
      <style:text-properties style:font-name="sans-serif" fo:font-size="14pt" fo:font-weight="bold" officeooo:rsid="00077844" style:font-size-asian="14pt" style:font-weight-asian="bold" style:font-size-complex="14pt" style:font-weight-complex="bold"/>
    </style:style>
    <style:style style:name="T10" style:family="text">
      <style:text-properties style:font-name="sans-serif" officeooo:rsid="000af937"/>
    </style:style>
    <style:style style:name="T11" style:family="text">
      <style:text-properties style:font-name="sans-serif" officeooo:rsid="000b47bc"/>
    </style:style>
    <style:style style:name="T12" style:family="text">
      <style:text-properties style:font-name="sans-serif" officeooo:rsid="000db4c3"/>
    </style:style>
    <style:style style:name="T13" style:family="text">
      <style:text-properties style:font-name="sans-serif" fo:font-size="12pt" style:font-size-asian="12pt" style:font-size-complex="12pt"/>
    </style:style>
    <style:style style:name="T14" style:family="text">
      <style:text-properties style:font-name="sans-serif" fo:font-size="12pt" officeooo:rsid="001170b1" style:font-size-asian="12pt" style:font-size-complex="12pt"/>
    </style:style>
    <style:style style:name="T15" style:family="text">
      <style:text-properties style:font-name="sans-serif" fo:font-size="12pt" officeooo:rsid="0013b911" style:font-size-asian="12pt" style:font-size-complex="12pt"/>
    </style:style>
    <style:style style:name="T16" style:family="text">
      <style:text-properties style:font-name="sans-serif" fo:font-size="13.5pt"/>
    </style:style>
    <style:style style:name="T17" style:family="text">
      <style:text-properties style:font-name="sans-serif" fo:font-size="13.5pt" style:font-size-asian="12pt" style:font-size-complex="12pt"/>
    </style:style>
    <style:style style:name="T18" style:family="text">
      <style:text-properties style:font-name="sans-serif" fo:font-size="13.5pt" officeooo:rsid="000f3f41" style:font-size-asian="12pt" style:font-size-complex="12pt"/>
    </style:style>
    <style:style style:name="T19" style:family="text">
      <style:text-properties style:font-name="sans-serif" fo:font-size="13.5pt" officeooo:rsid="000f3f41" fo:background-color="#ffff00" loext:char-shading-value="0" style:font-size-asian="12pt" style:font-size-complex="12pt"/>
    </style:style>
    <style:style style:name="T20" style:family="text">
      <style:text-properties style:font-name="sans-serif" officeooo:rsid="000f3f41"/>
    </style:style>
    <style:style style:name="T21" style:family="text">
      <style:text-properties style:font-name="sans-serif" officeooo:rsid="00111076"/>
    </style:style>
    <style:style style:name="T22" style:family="text">
      <style:text-properties style:font-name="sans-serif" officeooo:rsid="001170b1"/>
    </style:style>
    <style:style style:name="T23" style:family="text">
      <style:text-properties style:font-name="sans-serif" fo:font-size="14.25pt"/>
    </style:style>
    <style:style style:name="T24" style:family="text">
      <style:text-properties style:font-name="sans-serif" fo:font-size="14.25pt" officeooo:rsid="00151935"/>
    </style:style>
    <style:style style:name="T25" style:family="text">
      <style:text-properties style:font-name="sans-serif" style:font-size-asian="12pt" style:font-size-complex="12pt"/>
    </style:style>
    <style:style style:name="T26" style:family="text">
      <style:text-properties style:font-name="sans-serif" officeooo:rsid="00077844" style:font-size-asian="12pt" style:font-size-complex="12pt"/>
    </style:style>
    <style:style style:name="T27" style:family="text">
      <style:text-properties style:font-name="monospace"/>
    </style:style>
    <style:style style:name="T28" style:family="text">
      <style:text-properties style:font-name="monospace" fo:font-size="12pt" style:font-size-asian="12pt" style:font-size-complex="12pt"/>
    </style:style>
    <style:style style:name="T29" style:family="text">
      <style:text-properties style:font-name="monospace" fo:font-size="12pt" officeooo:rsid="003069db" style:font-size-asian="12pt" style:font-size-complex="12pt"/>
    </style:style>
    <style:style style:name="T30" style:family="text">
      <style:text-properties style:font-name="monospace" fo:font-size="12pt" officeooo:rsid="003176bc" style:font-size-asian="12pt" style:font-size-complex="12pt"/>
    </style:style>
    <style:style style:name="T31" style:family="text">
      <style:text-properties style:font-name="monospace" fo:font-weight="bold" officeooo:rsid="000f3f41" style:font-weight-asian="bold" style:font-weight-complex="bold"/>
    </style:style>
    <style:style style:name="T32" style:family="text">
      <style:text-properties style:font-name="monospace" officeooo:rsid="000f3f41"/>
    </style:style>
    <style:style style:name="T33" style:family="text">
      <style:text-properties style:font-name="monospace" officeooo:rsid="001170b1"/>
    </style:style>
    <style:style style:name="T34" style:family="text">
      <style:text-properties style:font-name="monospace" fo:font-size="13.5pt"/>
    </style:style>
    <style:style style:name="T35" style:family="text">
      <style:text-properties fo:font-size="13.5pt"/>
    </style:style>
    <style:style style:name="T36" style:family="text">
      <style:text-properties fo:font-size="13.5pt" officeooo:rsid="00075755"/>
    </style:style>
    <style:style style:name="T37" style:family="text">
      <style:text-properties fo:font-size="13.5pt" officeooo:rsid="000f3f41"/>
    </style:style>
    <style:style style:name="T38" style:family="text">
      <style:text-properties style:font-name="DejaVu Serif" fo:font-size="14pt" fo:font-weight="bold" officeooo:rsid="00077844" style:font-name-asian="DejaVu Serif" style:font-size-asian="14pt" style:font-weight-asian="bold" style:font-name-complex="DejaVu Serif" style:font-size-complex="14pt" style:font-weight-complex="bold"/>
    </style:style>
    <style:style style:name="T39" style:family="text">
      <style:text-properties officeooo:rsid="0007f47d"/>
    </style:style>
    <style:style style:name="T40" style:family="text">
      <style:text-properties fo:font-weight="bold" style:font-weight-asian="bold" style:font-weight-complex="bold"/>
    </style:style>
    <style:style style:name="T41" style:family="text">
      <style:text-properties fo:font-weight="bold" officeooo:rsid="002d14a4" style:font-weight-asian="bold" style:font-weight-complex="bold"/>
    </style:style>
    <style:style style:name="T42" style:family="text">
      <style:text-properties fo:font-weight="bold" officeooo:rsid="003201a3" style:font-weight-asian="bold" style:font-weight-complex="bold"/>
    </style:style>
    <style:style style:name="T43" style:family="text">
      <style:text-properties fo:font-weight="bold" officeooo:rsid="000d0566" style:font-name-asian="FreeMono" style:font-weight-asian="bold" style:font-name-complex="FreeMono" style:font-weight-complex="bold"/>
    </style:style>
    <style:style style:name="T44" style:family="text">
      <style:text-properties officeooo:rsid="000b47bc"/>
    </style:style>
    <style:style style:name="T45" style:family="text">
      <style:text-properties style:font-name="FreeMono" fo:font-size="16pt" fo:font-weight="bold" officeooo:rsid="000d0566" style:font-name-asian="FreeMono" style:font-size-asian="16pt" style:font-weight-asian="bold" style:font-name-complex="FreeMono" style:font-size-complex="16pt" style:font-weight-complex="bold"/>
    </style:style>
    <style:style style:name="T46" style:family="text">
      <style:text-properties fo:font-size="16pt" fo:font-weight="bold" officeooo:rsid="000d0566" style:font-name-asian="FreeMono" style:font-size-asian="16pt" style:font-weight-asian="bold" style:font-name-complex="FreeMono" style:font-size-complex="16pt" style:font-weight-complex="bold"/>
    </style:style>
    <style:style style:name="T47" style:family="text">
      <style:text-properties style:font-name="Noto Mono" fo:font-size="12pt" style:font-size-asian="12pt" style:font-size-complex="12pt"/>
    </style:style>
    <style:style style:name="T48" style:family="text">
      <style:text-properties style:font-name="Noto Mono" fo:font-size="12pt" officeooo:rsid="000f3f41" style:font-size-asian="12pt" style:font-size-complex="12pt"/>
    </style:style>
    <style:style style:name="T49" style:family="text">
      <style:text-properties style:font-name="Noto Mono" fo:font-size="12pt" officeooo:rsid="001170b1" style:font-size-asian="12pt" style:font-size-complex="12pt"/>
    </style:style>
    <style:style style:name="T50" style:family="text">
      <style:text-properties fo:background-color="#ffff00" loext:char-shading-value="0"/>
    </style:style>
    <style:style style:name="T51" style:family="text">
      <style:text-properties officeooo:rsid="000f3f41"/>
    </style:style>
    <style:style style:name="T52" style:family="text">
      <style:text-properties fo:color="#0000cd" loext:opacity="100%"/>
    </style:style>
    <style:style style:name="T53" style:family="text">
      <style:text-properties fo:color="#0000cd" loext:opacity="100%" fo:font-weight="bold" style:font-weight-asian="bold" style:font-weight-complex="bold"/>
    </style:style>
    <style:style style:name="T54" style:family="text">
      <style:text-properties fo:color="#0000cd" loext:opacity="100%" style:font-name="monospace" fo:font-weight="bold" style:font-weight-asian="bold" style:font-weight-complex="bold"/>
    </style:style>
    <style:style style:name="T55" style:family="text">
      <style:text-properties fo:color="#0000cd" loext:opacity="100%" style:font-name="monospace" fo:font-weight="bold" officeooo:rsid="001170b1" style:font-weight-asian="bold" style:font-weight-complex="bold"/>
    </style:style>
    <style:style style:name="T56" style:family="text">
      <style:text-properties fo:color="#0000cd" loext:opacity="100%" style:font-name="monospace" fo:font-size="12pt" fo:font-weight="bold" style:font-size-asian="12pt" style:font-weight-asian="bold" style:font-size-complex="12pt" style:font-weight-complex="bold"/>
    </style:style>
    <style:style style:name="T57" style:family="text">
      <style:text-properties fo:color="#0000cd" loext:opacity="100%" style:font-name="monospace" fo:font-size="12pt" fo:font-weight="bold" officeooo:rsid="001170b1" style:font-size-asian="12pt" style:font-weight-asian="bold" style:font-size-complex="12pt" style:font-weight-complex="bold"/>
    </style:style>
    <style:style style:name="T58" style:family="text">
      <style:text-properties fo:color="#ff00ff" loext:opacity="100%"/>
    </style:style>
    <style:style style:name="T59" style:family="text">
      <style:text-properties fo:color="#ff00ff" loext:opacity="100%" fo:font-weight="bold" style:font-weight-asian="bold" style:font-weight-complex="bold"/>
    </style:style>
    <style:style style:name="T60" style:family="text">
      <style:text-properties fo:color="#ff00ff" loext:opacity="100%" officeooo:rsid="00306969"/>
    </style:style>
    <style:style style:name="T61" style:family="text">
      <style:text-properties fo:color="#ff00ff" loext:opacity="100%" style:font-name="monospace" fo:font-weight="bold" style:font-weight-asian="bold" style:font-weight-complex="bold"/>
    </style:style>
    <style:style style:name="T62" style:family="text">
      <style:text-properties fo:color="#ff0000" loext:opacity="100%"/>
    </style:style>
    <style:style style:name="T63" style:family="text">
      <style:text-properties fo:color="#ff0000" loext:opacity="100%" fo:font-weight="bold" style:font-weight-asian="bold" style:font-weight-complex="bold"/>
    </style:style>
    <style:style style:name="T64" style:family="text">
      <style:text-properties officeooo:rsid="002523c2"/>
    </style:style>
    <style:style style:name="T65" style:family="text">
      <style:text-properties fo:color="#006400" loext:opacity="100%"/>
    </style:style>
    <style:style style:name="T66" style:family="text">
      <style:text-properties officeooo:rsid="00253006"/>
    </style:style>
    <style:style style:name="T67" style:family="text">
      <style:text-properties officeooo:rsid="0026f335"/>
    </style:style>
    <style:style style:name="T68" style:family="text">
      <style:text-properties fo:color="#ffff00" loext:opacity="100%"/>
    </style:style>
    <style:style style:name="T69" style:family="text">
      <style:text-properties officeooo:rsid="0029f8f7"/>
    </style:style>
    <style:style style:name="T70" style:family="text">
      <style:text-properties officeooo:rsid="002b09fb"/>
    </style:style>
    <style:style style:name="T71" style:family="text">
      <style:text-properties officeooo:rsid="002d14a4"/>
    </style:style>
    <style:style style:name="T72" style:family="text">
      <style:text-properties officeooo:rsid="002eaf48"/>
    </style:style>
    <style:style style:name="T73" style:family="text">
      <style:text-properties officeooo:rsid="002f7bfe"/>
    </style:style>
    <style:style style:name="T74" style:family="text">
      <style:text-properties officeooo:rsid="003069db"/>
    </style:style>
    <style:style style:name="T75" style:family="text">
      <style:text-properties officeooo:rsid="003176bc"/>
    </style:style>
    <style:style style:name="T76" style:family="text">
      <style:text-properties officeooo:rsid="003201a3"/>
    </style:style>
    <style:style style:name="T77" style:family="text">
      <style:text-properties officeooo:rsid="00345164"/>
    </style:style>
    <style:style style:name="T78" style:family="text">
      <style:text-properties officeooo:rsid="003524bd"/>
    </style:style>
    <style:style style:name="T79" style:family="text">
      <style:text-properties officeooo:rsid="0038561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Le Shell Bash est désormais omniprésent, car il a été intégré à Windows 10<text:span text:style-name="T3">/11</text:span>. </text:p>
      <text:p text:style-name="Text_20_body">Ainsi, dorénavant, les 3 grands systèmes d’exploitation pour ordinateur (Windows, MacOS</text:p>
      <text:p text:style-name="Text_20_body">et Linux) partagent cet outil, que ce soit à<text:span text:style-name="T1"> </text:span>l’échelle du poste de travail, d’un serveur et même d’un smartphone ou d’une tablette. </text:p>
      <text:p text:style-name="Text_20_body">L’essor des<text:span text:style-name="T1"> </text:span>terminaux Android permet en effet également d’intégrer la dimension mobile au spectre<text:span text:style-name="T1"> </text:span>d’utilisation du Shell. </text:p>
      <text:p text:style-name="Text_20_body">On peut aussi noter que l’engouement des nano-ordinateurs comme les<text:span text:style-name="T1"> </text:span>Raspberry PI et plus généralement de l’instrumentation connectée (ou Internet des objets)<text:span text:style-name="T1"> </text:span>fonctionne presque exclusivement sous une distribution Linux. </text:p>
      <text:p text:style-name="Text_20_body">L’utilisation du Shell est donc<text:span text:style-name="T1"> </text:span>largement transversale et sa connaissance est un passage obligé pour tous les informaticiens.</text:p>
      <text:h text:style-name="Heading_20_2" text:outline-level="2">Pourquoi connaître le Shell ?</text:h>
      <text:p text:style-name="Text_20_body">La science informatique revêt plusieurs aspects, un des plus fondamentaux porte sur le langage pour<text:span text:style-name="T2"> </text:span>écrire des programmes. </text:p>
      <text:p text:style-name="Text_20_body">Dans la multitude des langages de programmation, le langage de<text:span text:style-name="T2"> </text:span>programmation Shell occupe une place à part. Et pour bien marquer cette différence, on parle de<text:span text:style-name="T2"> </text:span>script et non de programme. En effet, en plus d’être un langage de programmation, le Shell est aussi<text:span text:style-name="T2"> </text:span>un interpréteur de commandes accessible depuis la console (aussi appelé terminal). Le Shell offre<text:span text:style-name="T2"> </text:span>alors une interface homme-machine pour décrire, sous la forme de lignes de commande, les actions<text:span text:style-name="T2"> </text:span>à effectuer au sein du système d’exploitation. Cette interface textuelle nécessite de la pratique pour<text:span text:style-name="T2"> </text:span>être maîtrisée et elle est souvent ressentie comme complexe à apprendre. Par la flexibilité et la<text:span text:style-name="T2"> </text:span>richesse qu’elle propose, elle est indispensable pour celui qui souhaite administrer et configurer un<text:span text:style-name="T2"> </text:span>ordinateur personnel ou un serveur sous Linux.<text:span text:style-name="T2"> </text:span></text:p>
      <text:p text:style-name="Text_20_body">La programmation de script Shell répond à la philosophie Unix classique consistant à diviser les<text:span text:style-name="T2"> </text:span>tâches complexes en sous-tâches plus simples, puis à chaîner des composants et des utilitaires. Ces<text:span text:style-name="T2"> </text:span>utilitaires sous forme de commandes sont comme une boite à outils disponible dans les systèmes de<text:span text:style-name="T2"> </text:span>type Unix. Beaucoup considèrent que c’est la meilleure approche, ou tout au moins plus agréable<text:span text:style-name="T2"> </text:span>pour la résolution d’un problème que d’avoir recours à écrire un programme complet avec un<text:span text:style-name="T2"> </text:span>langage puissant et généraliste. Cela impose cependant une modification du mode de réflexion, qui<text:span text:style-name="T2"> </text:span>doit être adapté aux utilitaires disponibles.</text:p>
      <text:h text:style-name="P42" text:outline-level="1">La ligne de commande</text:h>
      <text:p text:style-name="Text_20_body">Lorsque l’invite de commande s’affiche, cela signifie que l’utilisateur peut saisir une nouvelle ligne<text:span text:style-name="T2"> </text:span>de commande. La ligne de commande regroupe une ou plusieurs commandes et se termine par un<text:span text:style-name="T2"> </text:span>retour à la ligne. Une commande est composée d’un nom qui décrit de façon mnémonique une tâche<text:span text:style-name="T2"> </text:span>ou un programme, parfois suivie d’arguments qui permettent de spécifier les paramètres de la tâche<text:span text:style-name="T2"> </text:span>à effectuer.</text:p>
      <text:p text:style-name="P28"><text:span text:style-name="T58">cal</text:span> <text:span text:style-name="T52">-m </text:span><text:span text:style-name="T62">apr</text:span></text:p>
      <text:p text:style-name="P29"><text:s text:c="5"/>Avril 2024</text:p>
      <text:p text:style-name="P29">di lu ma me je ve sa</text:p>
      <text:p text:style-name="P29"><text:s text:c="4"/>1 <text:s/>2 <text:s/>3 <text:s/>4 <text:s/>5 <text:s/>6</text:p>
      <text:p text:style-name="P29"><text:s/>7 <text:s/>8 <text:s/>9 10 11 12 13</text:p>
      <text:p text:style-name="P29">14 15 16 17 18 19 20</text:p>
      <text:p text:style-name="P29">21 22 23 24 25 26 27</text:p>
      <text:p text:style-name="P29">28 29 30</text:p>
      <text:p text:style-name="Text_20_body">L’exemple ci-dessus est une ligne de commande qui ne contient qu’une seule commande. Le nom<text:span text:style-name="T2"> </text:span>de la commande est cal (diminutif de calendrier) suivi de deux arguments -m (diminutif de mois) et<text:span text:style-name="T2"> </text:span>apr (diminutif de April). Avec seulement quelques caractères à saisir, cette commande permet<text:span text:style-name="T2"> </text:span>d’exprimer la tâche « afficher-le-calendrier-du-mois-d’avril ». </text:p>
      <text:p text:style-name="Question">En vous aidant de la commande "<text:span text:style-name="T40">man</text:span>", donnez la ligne de commande à tape<text:span text:style-name="T64">r</text:span> afin d'afficher le calendrier du mois de mars de l'année 2000.</text:p>
      <text:p text:style-name="P52"/>
      <table:table table:name="Tableau2" table:style-name="Tableau2">
        <table:table-column table:style-name="Tableau2.A"/>
        <table:table-column table:style-name="Tableau2.B"/>
        <table:table-row table:style-name="Tableau2.1">
          <table:table-cell table:style-name="Tableau2.A1" office:value-type="string">
            <text:p text:style-name="P53">cal -d 2000-03</text:p>
          </table:table-cell>
          <table:table-cell table:style-name="Tableau2.B1" office:value-type="string">
            <text:p text:style-name="P53">corr : cal mar 2000</text:p>
          </table:table-cell>
        </table:table-row>
      </table:table>
      <text:p text:style-name="P53"/>
      <text:h text:style-name="Heading_20_1" text:outline-level="1">Invite de commande</text:h>
      <text:p text:style-name="Text_20_body">Lorsque vous démarrez un terminal sur lequel le Shell Bash est présent, vous êtes accueillis avec<text:span text:style-name="T4"> </text:span>l’invite de commande appelée prompt en anglais. Elle vous indique que le terminal est prêt à<text:span text:style-name="T4"> </text:span>accepter votre ligne de commande. Cette invite de commande apparaît également chaque fois que la<text:span text:style-name="T4"> </text:span>précédente commande a fini son exécution. Son format et sa signification peuvent varier en fonction<text:span text:style-name="T4"> </text:span>des configurations, mais la plupart du temps elle est similaire au format suivant :</text:p>
      <text:p text:style-name="P28"><text:span text:style-name="T52">"login"</text:span>@<text:span text:style-name="T58">"nom d’hôte"</text:span>:<text:span text:style-name="T65">"répertoire courant"</text:span><text:span text:style-name="T62">[$|#]</text:span></text:p>
      <text:p text:style-name="Text_20_body">L’identifiant de l’utilisateur correspond à l’identifiant du compte Shell associé (on parle de login).<text:span text:style-name="T4"> </text:span>Les commandes vont être exécutées pour le compte de l’utilisateur et avec les droits de cet<text:span text:style-name="T4"> </text:span>utilisateur. Le nom d’hôte (ou nom de machine) indique la machine sur laquelle les commandes sont<text:span text:style-name="T4"> </text:span>exécutées.</text:p>
      <text:p text:style-name="P28"><text:span text:style-name="T52">dbernard</text:span>@<text:span text:style-name="T58">b107PCD</text:span>:<text:span text:style-name="T65">~</text:span><text:span text:style-name="T62">$</text:span></text:p>
      <text:p text:style-name="P32">Dans l’exemple ci-dessus, l’utilisateur sait instantanément qu’il travaille avec l’identifiant <text:span text:style-name="T53">dbernard</text:span> et<text:span text:style-name="T4"> </text:span>que le Shell de ce terminal s’exécute sur la machine <text:span text:style-name="T59">b107PCD</text:span>.</text:p>
      <text:p text:style-name="Text_20_body"><text:soft-page-break/>Le répertoire courant indique dans quel répertoire sera exécutée la commande. <text:span text:style-name="T66">L</text:span>e nom de répertoire est souvent abrégé pour éviter qu’il occupe trop<text:span text:style-name="T4"> </text:span>d’espace sur la ligne de commande. Ainsi, le répertoire personnel de l’utilisateur (en anglais home<text:span text:style-name="T4"> </text:span>directory) est habituellement abrégé par le caractère tilde noté ’<text:span text:style-name="T40">~</text:span>’.<text:span text:style-name="T4"> </text:span></text:p>
      <text:p text:style-name="Text_20_body">L’invite de commande peut se terminer par l’indication du type d’utilisateur. S’il s’agit d’un<text:span text:style-name="T4"> </text:span>utilisateur normal l’invite se terminera par le caractère dollar <text:span text:style-name="T63">$</text:span>. S’il s’agit du super-utilisateur (son<text:span text:style-name="T4"> </text:span>identifiant est root), la commande se terminera par le caractère ’<text:span text:style-name="T63">#</text:span>’. </text:p>
      <text:p text:style-name="Text_20_body"><text:span text:style-name="T66">L</text:span>’invite de commande ci-dessous nous indique que la commande sera exécutée en tant<text:span text:style-name="T4"> </text:span>qu’utilisateur tonton, sur la machine ayant pour nom d’hôte portable1, dans le répertoire personnel<text:span text:style-name="T4"> </text:span>de tonton. La présence du suffixe $ nous rappelle que la commande sera exécutée avec les droits de<text:span text:style-name="T4"> </text:span>l’utilisateur tonton.</text:p>
      <text:p text:style-name="P28"><text:span text:style-name="T52">tonton</text:span>@<text:span text:style-name="T58">portable1</text:span>:<text:span text:style-name="T65">~</text:span><text:span text:style-name="T62">$</text:span></text:p>
      <text:p text:style-name="Text_20_body">L’invite de commande ci-dessous nous indique que la commande sera exécutée en tant que super-utilisateur, sur la machine ayant pour nom d’hôte portable1, dans le répertoire /tmp/abc/def/ . La<text:span text:style-name="T4"> </text:span>présence du suffixe # nous rappelle que la commande sera exécutée avec les droits du super-utilisateur.</text:p>
      <text:p text:style-name="P28"><text:span text:style-name="T52">root</text:span>@<text:span text:style-name="T58">portable1</text:span>:<text:span text:style-name="T65">/tmp/abc/def/</text:span><text:span text:style-name="T62">#</text:span></text:p>
      <text:p text:style-name="Question">Ouvrez un terminal et listez les informations suivantes en vous basant sur le prompt affiché:</text:p>
      <text:p text:style-name="Question"><text:span text:style-name="T66"><text:tab/></text:span>+ Login</text:p>
      <text:p text:style-name="Question"><text:span text:style-name="T66"><text:tab/></text:span>+ Nom de la machine</text:p>
      <text:p text:style-name="Question"><text:span text:style-name="T66"><text:tab/></text:span>+ Répertoire courant</text:p>
      <text:p text:style-name="Question"><text:span text:style-name="T66"><text:tab/></text:span>+ Privilège (utilisateur "classique" ou super-utilisateur)</text:p>
      <text:p text:style-name="P54"/>
      <table:table table:name="Tableau3" table:style-name="Tableau3">
        <table:table-column table:style-name="Tableau3.A"/>
        <table:table-row table:style-name="Tableau3.1">
          <table:table-cell table:style-name="Tableau3.A1" office:value-type="string">
            <text:p text:style-name="P55">ipain@b106tu4p2:~$</text:p>
          </table:table-cell>
        </table:table-row>
      </table:table>
      <text:p text:style-name="P54"/>
      <text:h text:style-name="Heading_20_1" text:outline-level="1">Commande<text:span text:style-name="T67">s</text:span></text:h>
      <text:p text:style-name="Text_20_body"><text:span text:style-name="T67">L</text:span>e Shell est une application qui sert d’interface entre le noyau et<text:span text:style-name="T4"> </text:span>l’utilisateur. Il sert à exécuter des commandes qui proviennent d’un terminal (mode interactif) ou<text:span text:style-name="T4"> </text:span>d’un fichier (mode script). Ces commandes peuvent être internes au Shell ou externes au Shell .<text:span text:style-name="T4"> </text:span>Les commandes externes font appel à des programmes séparés du Shell tandis que les commandes<text:span text:style-name="T4"> </text:span>internes sont exécutées par le Shell lui-même.</text:p>
      <text:p text:style-name="Text_20_body">Il est possible de savoir de quel type est une commande. La commande interne type suivie du nom<text:span text:style-name="T4"> </text:span>d’une commande sert à indiquer le type de la commande.</text:p>
      <text:p text:style-name="P30">type echo</text:p>
      <text:p text:style-name="P30"><text:span text:style-name="T67"><text:tab/></text:span><text:span text:style-name="T68">echo est une primitive du Shell</text:span></text:p>
      <text:p text:style-name="P31">type date</text:p>
      <text:p text:style-name="P31"><text:span text:style-name="T67"><text:tab/></text:span><text:span text:style-name="T68">date est /usr/bin/date</text:span></text:p>
      <text:p text:style-name="P31">type cal</text:p>
      <text:p text:style-name="P31"><text:span text:style-name="T67"><text:tab/></text:span><text:span text:style-name="T68">cal est haché (/usr/bin/cal)</text:span></text:p>
      <text:p text:style-name="Text_20_body"><text:soft-page-break/>Ici, type nous apprend que la commande <text:span text:style-name="T53">echo</text:span> est de type <text:span text:style-name="T67">primitive</text:span>, c’est-à-dire une commande<text:span text:style-name="T4"> </text:span>interne.</text:p>
      <text:p text:style-name="P33">La commande <text:span text:style-name="T53">date</text:span> est une commande externe dont le programme est dans le répertoire /usr/bin/<text:span text:style-name="T67">date</text:span> .</text:p>
      <text:p text:style-name="P33"><text:span text:style-name="T4"><text:s/></text:span>La commande <text:span text:style-name="T53">cal </text:span>est également une commande externe mais type nous indique que cette dernière<text:span text:style-name="T4"> </text:span>est « hashée », c’est-à-dire que la localisation du programme a été mise en mémoire afin d’accélérer<text:span text:style-name="T4"> </text:span>le lancement de la commande.</text:p>
      <text:p text:style-name="Question">Donnez le type de commande pour "ls", "ip" et "pwd".</text:p>
      <text:p text:style-name="P54"/>
      <table:table table:name="Tableau4" table:style-name="Tableau4">
        <table:table-column table:style-name="Tableau4.A"/>
        <table:table-row table:style-name="Tableau4.1">
          <table:table-cell table:style-name="Tableau4.A1" office:value-type="string">
            <text:p text:style-name="P55">ls est un alias vers «  ls –color=auto »</text:p>
            <text:p text:style-name="P56">ip est /usr/sbien/ip</text:p>
            <text:p text:style-name="P56">pwd est une primitive du shell</text:p>
          </table:table-cell>
        </table:table-row>
      </table:table>
      <text:p text:style-name="P55"/>
      <text:h text:style-name="Heading_20_2" text:outline-level="2">Algorithme du Shell</text:h>
      <text:p text:style-name="P34">Une commande est un appel à un programme. </text:p>
      <text:p text:style-name="P34">Après avoir saisi la ligne de<text:span text:style-name="T4"> </text:span>commande, il suffit d’appuyer sur la touche de retour à la ligne pour lancer son exécution. </text:p>
      <text:p text:style-name="P34">Avant<text:span text:style-name="T4"> </text:span>l’exécution, le Shell effectue l’analyse de la ligne de commande pour y retrouver les éléments<text:span text:style-name="T4"> </text:span>constitutifs. </text:p>
      <text:p text:style-name="P34"><text:s/>Pendant l’exécution,<text:span text:style-name="T4"> </text:span>l’utilisateur peut être sollicité pour entrer des données supplémentaires. Une fois l’exécution de la<text:span text:style-name="T4"> </text:span>commande terminée, le résultat s’affiche à l’écran et l’invite de commande s’affiche à nouveau, ce<text:span text:style-name="T4"> </text:span>qui indique que le Shell est prêt à recevoir une nouvelle ligne de commande.</text:p>
      <text:h text:style-name="Heading_20_2" text:outline-level="2">Structure d’une commande</text:h>
      <text:p text:style-name="Text_20_body">Une commande (interne ou externe) est constituée par des mots séparés par des espaces. Le format<text:span text:style-name="T4"> </text:span>général d’une commande est le nom de la commande suivie d’arguments qui seront interprétés avec<text:span text:style-name="T4"> </text:span>cette dernière. Les arguments sont passés avec l’appel du programme associé à la commande.</text:p>
      <text:p text:style-name="P28"><text:span text:style-name="T52">commande</text:span> <text:span text:style-name="T58">arg1 arg2 ... argn</text:span></text:p>
      <text:p text:style-name="Text_20_body">Le nombre d’arguments dépend de la commande et de la tâche à effectuer par la commande. Par<text:span text:style-name="T4"> </text:span>exemple la commande date peut être appelée sans aucun argument. Elle affichera alors la date :</text:p>
      <text:p text:style-name="console">date</text:p>
      <text:p text:style-name="console"><text:span text:style-name="T69"><text:tab/></text:span><text:span text:style-name="T68">lundi 7 septembre 2020, 15:38:13 (UTC+0200)</text:span></text:p>
      <text:p text:style-name="Text_20_body">On peut spécifier à la commande date qu’on veut une date affichée comme le nombre de secondes<text:span text:style-name="T4"> </text:span>écoulées depuis le 1er janvier 1970 :</text:p>
      <text:p text:style-name="console">date +%s</text:p>
      <text:p text:style-name="console"><text:span text:style-name="T69"><text:tab/></text:span><text:span text:style-name="T68">1599485933</text:span></text:p>
      <text:p text:style-name="Text_20_body"><text:soft-page-break/>Parmi les commandes les plus simples, on retrouve également <text:span text:style-name="T53">echo</text:span> dont le rôle est simplement<text:span text:style-name="T4"> </text:span>d’afficher les caractères qui lui sont passés en paramètres.</text:p>
      <text:p text:style-name="console">echo "Bonjour le monde"</text:p>
      <text:p text:style-name="console"><text:span text:style-name="T69"><text:tab/></text:span><text:span text:style-name="T68">Bonjour le monde</text:span></text:p>
      <text:p text:style-name="Text_20_body">La syntaxe attendue pour chaque argument est spécifique à chaque commande. Un argument peut</text:p>
      <text:p text:style-name="Text_20_body">être une option, il sera alors de la forme -x avec x la lettre identifiant l’option. Une lettre étant peu</text:p>
      <text:p text:style-name="Text_20_body">explicite, il est souvent possible d’identifier une option via un ou plusieurs mots. Elle sera alors</text:p>
      <text:p text:style-name="P35">préfixée de deux -- . </text:p>
      <text:p text:style-name="P35">Par exemple date -u et date --utc font références à la même option, --utc ayant</text:p>
      <text:p text:style-name="Text_20_body">l’avantage d’être plus explicite que -u .</text:p>
      <text:p text:style-name="console">date -u</text:p>
      <text:p text:style-name="console"><text:span text:style-name="T69"><text:tab/></text:span><text:span text:style-name="T68">lundi 7 septembre 2020, 13:41:27 (UTC+0000)</text:span></text:p>
      <text:p text:style-name="console">date --utc</text:p>
      <text:p text:style-name="console"><text:span text:style-name="T69"><text:tab/></text:span><text:span text:style-name="T68">lundi 7 septembre 2020, 13:42:18 (UTC+0000)</text:span></text:p>
      <text:p text:style-name="Text_20_body">Pour qu’elle ait un sens, une option doit parfois être suivie d’une valeur, appelée argument d’option.</text:p>
      <text:p text:style-name="P36"/>
      <text:p text:style-name="Question">Affichez la date et la date au format universel. </text:p>
      <text:p text:style-name="Question">Que constatez-vous ?</text:p>
      <text:p text:style-name="Question">En vous aidant de la commande <text:span text:style-name="T71">"</text:span><text:span text:style-name="T40">man</text:span><text:span text:style-name="T41">"</text:span>, afficher la date sous la forme : jour en toutes lettres jour du mois <text:s/>nom du mois en toutes lettres année (Exemple : mardi 2 septembre 2024).</text:p>
      <text:p text:style-name="P36"/>
      <text:p text:style-name="Text_20_body">Cette valeur est spécifiée dans l’argument qui suit l’option. Par exemple on peut demander au<text:span text:style-name="T4"> </text:span>programme cal (CALendar) d’afficher le calendrier du mois d’avril (april en anglais) via la<text:span text:style-name="T4"> </text:span>commande suivante (option -m avec l’argument d’option apr ) :</text:p>
      <text:p text:style-name="console">cal -m apr</text:p>
      <text:p text:style-name="P39">Avril 2020</text:p>
      <text:p text:style-name="P39">di lu ma me je ve sa</text:p>
      <text:p text:style-name="P39">1 2 3 4</text:p>
      <text:p text:style-name="P39">5 6 7 8 9 10 11</text:p>
      <text:p text:style-name="P39">12 13 14 15 16 17 18</text:p>
      <text:p text:style-name="P39">19 20 21 22 23 24 25</text:p>
      <text:p text:style-name="P39">26 27 28 29 30</text:p>
      <text:p text:style-name="Text_20_body">La valeur associée à l’option peut être spécifiée dans le même argument, mais séparée de<text:span text:style-name="T4"> </text:span>l’identifiant d’option via un caractère délimiteur. Par exemple, pour demander au programme date<text:span text:style-name="T4"> </text:span>de modifier le format d’une date passée en argument, le caractère délimiteur entre l’option et sa<text:span text:style-name="T4"> </text:span>valeur sera le ’=’ comme le montre la commande suivante :</text:p>
      <text:p text:style-name="console">date --date="2004-02-29"</text:p>
      <text:p text:style-name="console"><text:span text:style-name="T70"><text:tab/></text:span><text:span text:style-name="T68">dimanche 29 février 2004, 00:00:00 (UTC+0100)</text:span></text:p>
      <text:h text:style-name="P43" text:outline-level="1">Activités</text:h>
      <text:p text:style-name="Question">À l'aide de la commande <text:span text:style-name="T40">pwd</text:span>, donnez le chemin complet menant à votre répertoire personnel.</text:p>
      <text:p text:style-name="Question"><text:soft-page-break/>Créer un répertoire nommé "public_html" à la racine de votre répertoire personnel<text:span text:style-name="T76">, à l'aide de la commande </text:span><text:span text:style-name="T42">mkdir</text:span>.</text:p>
      <text:p text:style-name="P2">Les permissions relatives à un fichier ou répertoire sont divisées en 3 <text:span text:style-name="T76">niveaux</text:span> <text:span text:style-name="T76">(utilisateur, groupe, autres) </text:span>qui ont chacun<text:span text:style-name="T76"> 3 types de permissions (lecture, ecriture, exécution).</text:span></text:p>
      <text:p text:style-name="Question">En vous aidant de la commande <text:span text:style-name="T40">ls -l</text:span>, donnez les informations suivantes pour le répertoire "public_html" que vous venez de créer:</text:p>
      <text:p text:style-name="Question"><text:tab/>+ propriétaire</text:p>
      <text:p text:style-name="Question"><text:tab/>+ groupe</text:p>
      <text:p text:style-name="Question"><text:tab/>+ permission du propriétaire</text:p>
      <text:p text:style-name="Question"><text:tab/>+ permission du groupe</text:p>
      <text:p text:style-name="Question"><text:tab/>+ permission des autres</text:p>
      <text:p text:style-name="P8">Les permissions se fixe à l'aide de la commande chmod ayant pour syntaxe:</text:p>
      <text:p text:style-name="P8">chmod permissions nom du fichier ou du répertoire.</text:p>
      <text:p text:style-name="P8">Les permissions sont représentées par des lettres (r pour lecture, w pour écriture, x pour exécution) ou des chiffres (4 pour lecture, 2 pour écriture, 1 pour exécution).</text:p>
      <table:table table:name="Tableau1" table:style-name="Tableau1">
        <table:table-column table:style-name="Tableau1.A" table:number-columns-repeated="3"/>
        <table:table-column table:style-name="Tableau1.D"/>
        <table:table-row>
          <table:table-cell table:style-name="Tableau1.A1" office:value-type="string">
            <text:p text:style-name="P7">Type</text:p>
          </table:table-cell>
          <table:table-cell table:style-name="Tableau1.A1" office:value-type="string">
            <text:p text:style-name="P7">Utilisateur</text:p>
          </table:table-cell>
          <table:table-cell table:style-name="Tableau1.A1" office:value-type="string">
            <text:p text:style-name="P7">Groupe</text:p>
          </table:table-cell>
          <table:table-cell table:style-name="Tableau1.A1" office:value-type="string">
            <text:p text:style-name="P7">Autres</text:p>
          </table:table-cell>
        </table:table-row>
        <table:table-row>
          <table:table-cell table:style-name="Tableau1.A1" office:value-type="string">
            <text:p text:style-name="P7">Lecture (r)</text:p>
          </table:table-cell>
          <table:table-cell table:style-name="Tableau1.A1" office:value-type="string">
            <text:p text:style-name="P7">4</text:p>
          </table:table-cell>
          <table:table-cell table:style-name="Tableau1.A1" office:value-type="string">
            <text:p text:style-name="P7">4</text:p>
          </table:table-cell>
          <table:table-cell table:style-name="Tableau1.A1" office:value-type="string">
            <text:p text:style-name="P7">4</text:p>
          </table:table-cell>
        </table:table-row>
        <table:table-row>
          <table:table-cell table:style-name="Tableau1.A1" office:value-type="string">
            <text:p text:style-name="P7">Ecriture (w)</text:p>
          </table:table-cell>
          <table:table-cell table:style-name="Tableau1.A1" office:value-type="string">
            <text:p text:style-name="P7">2</text:p>
          </table:table-cell>
          <table:table-cell table:style-name="Tableau1.A1" office:value-type="string">
            <text:p text:style-name="P7">2</text:p>
          </table:table-cell>
          <table:table-cell table:style-name="Tableau1.A1" office:value-type="string">
            <text:p text:style-name="P7">2</text:p>
          </table:table-cell>
        </table:table-row>
        <table:table-row>
          <table:table-cell table:style-name="Tableau1.A1" office:value-type="string">
            <text:p text:style-name="P7">Exécution (x)</text:p>
          </table:table-cell>
          <table:table-cell table:style-name="Tableau1.A1" office:value-type="string">
            <text:p text:style-name="P7">1</text:p>
          </table:table-cell>
          <table:table-cell table:style-name="Tableau1.A1" office:value-type="string">
            <text:p text:style-name="P7">1</text:p>
          </table:table-cell>
          <table:table-cell table:style-name="Tableau1.A1" office:value-type="string">
            <text:p text:style-name="P7">1</text:p>
          </table:table-cell>
        </table:table-row>
      </table:table>
      <text:p text:style-name="P8"/>
      <text:p text:style-name="P8">Par exemple:</text:p>
      <text:p text:style-name="console">chmod 754 bidon.txt</text:p>
      <text:p text:style-name="P8">Cette commande signifie que pour le fichier bidon.txt, l'utilisateur à des droits en lecture, ecriture et execution (4+2+1), que le groupe à des droits en lecture et exécution (4+1) et que les autres ont des droits en lecture (4).</text:p>
      <text:p text:style-name="P38">Il est possible d'obtenir le même résultat avec la syntaxe suivante:</text:p>
      <text:p text:style-name="P41">chmod <text:span text:style-name="T77">u=rwx,g=rx,o=r</text:span> bidon.txt</text:p>
      <text:p text:style-name="Question">Modifier les permissions du répertoire "public_html" afin que le propriétaire ait tout les droits, le groupe aucun droit et les autres des droits en lecture et exécution.</text:p>
      <text:p text:style-name="P38"/>
      <text:p text:style-name="P38">Il est possible de changer le propriétaire d'un fichier ou d'un répertoire à l'aide de la commande chown.</text:p>
      <text:p text:style-name="Question">En vous aidant de la documentation de la commande <text:span text:style-name="T40">chown</text:span> via la commande "<text:span text:style-name="T40">man</text:span>", essaye<text:span text:style-name="T77">z</text:span> d'attribuer le répertoire "public_html" à l'utilisateur "toto".</text:p>
      <text:p text:style-name="Question">Quel message est affiché ? Pourquoi ?</text:p>
      <text:p text:style-name="P5"/>
      <text:p text:style-name="P5">Il est important de savoir si le système a suffisamment d'espace disque pour travailler correctement.</text:p>
      <text:p text:style-name="Question">À l'aide d'une ligne de commande, donnez le taux d'utilisation des disques utilisables sur votre machine.</text:p>
      <text:p text:style-name="Question">Donnez la capacité encore utilisable et celle utilisée dans un format humainement compréhensible (aidez-vous de la documentation de la commande pour savoir quelle option utiliser avec <text:span text:style-name="T78">cette dernière</text:span>).</text:p>
      <text:p text:style-name="P5"/>
      <text:p text:style-name="P6"><text:soft-page-break/>La commande <text:span text:style-name="T40">du</text:span> (disk usage) affiche l'espace disque utilisé par chaque sous-répertoire du répertoire courant.</text:p>
      <text:p text:style-name="Question">À l'aide de cette commande, donner la taille qu'occupe votre répertoire personnel sur la disque (dans un format humainement lisible).</text:p>
      <text:p text:style-name="Question">Même question pour le répertoire /home/USERS/ELEVES/CIEL2024.</text:p>
      <text:p text:style-name="P6"/>
      <text:p text:style-name="P5"/>
      <text:p text:style-name="P5"/>
      <text:p text:style-name="Standard"/>
      <text:p text:style-name="P1"/>
      <text:h text:style-name="Heading_20_1" text:outline-level="1">Interragissez avec le Bash</text:h>
      <text:p text:style-name="P9"><text:span text:style-name="T5">L</text:span>e Shell est un interpréteur d’un langage de<text:span text:style-name="T5"> </text:span>commande. </text:p>
      <text:p text:style-name="P9">Les lignes de commande sont analysées puis exécutées au fur et<text:span text:style-name="T5"> </text:span>à mesure de leur lecture. En mode interactif,l’utilisateur saisit et édite la ligne<text:span text:style-name="T5"> </text:span>de commande à partir du clavier. En mode script, la ligne de commande est lue<text:span text:style-name="T5"> </text:span>à partir d’un fichier. Nous reviendrons sur ce mode dans la dernière séquence.</text:p>
      <text:p text:style-name="Text_20_body">Le fonctionnement du Shell suit ces étapes :</text:p>
      <text:list text:style-name="L1">
        <text:list-item>
          <text:p text:style-name="P49">La saisie de ligne de commande devient possible lorsque l’invite de<text:span text:style-name="T5"> </text:span>commande apparaît. </text:p>
        </text:list-item>
        <text:list-item>
          <text:p text:style-name="P49">La saisie est aidée par les fonctions d’édition.</text:p>
        </text:list-item>
        <text:list-item>
          <text:p text:style-name="P49">Dès que la touche de retour à la ligne est enfoncée, le Shell analyse la<text:span text:style-name="T5"> </text:span>ligne de commande. Cela consiste à identifier la commande et ses<text:span text:style-name="T5"> </text:span>arguments. Les arguments peuvent être des constructions syntaxiques<text:span text:style-name="T5"> </text:span>comme, par exemple, celle de la substitution des caractères<text:span text:style-name="T5"> </text:span>spéciaux utilisée pour indiquer un groupe de fichiers dans un répertoire.</text:p>
        </text:list-item>
        <text:list-item>
          <text:p text:style-name="P49">Puis, l’interprétation de ces constructions est effectuée afin de les<text:span text:style-name="T5"> </text:span>substituer par leur résultat.</text:p>
        </text:list-item>
        <text:list-item>
          <text:p text:style-name="P49">Ensuite, l’entrée et la sortie de la commande sont définies. </text:p>
        </text:list-item>
        <text:list-item>
          <text:p text:style-name="P49">Finalement, la commande avec ses arguments substitués est<text:span text:style-name="T5"> </text:span>exécutée par l’appel du programme correspondant.</text:p>
        </text:list-item>
      </text:list>
      <text:h text:style-name="Heading_20_2" text:outline-level="2">Édition de la ligne de commande</text:h>
      <text:p text:style-name="Text_20_body">Les raccourcis clavier sont introduits par les touches spéciales CTRL ou Alt, et<text:span text:style-name="T6"> </text:span>sur certaines distributions Linux ou sur MacOS c’est la touche d’échappement<text:span text:style-name="T6"> </text:span>Esc qui est utilisée à la place de Alt.</text:p>
      <text:h text:style-name="Heading_20_3" text:outline-level="3">Déplacements</text:h>
      <text:p text:style-name="Text_20_body">CTRL+a place le curseur au début de la ligne</text:p>
      <text:p text:style-name="Text_20_body">CTRL+e place le curseur à la fin de la ligne (End)</text:p>
      <text:p text:style-name="Text_20_body">CTRL+b recule d’un caractère (Backward)</text:p>
      <text:p text:style-name="Text_20_body">CTRL+f avance d’un caractère (Forward)</text:p>
      <text:p text:style-name="Text_20_body">Alt+b recule d’un mot</text:p>
      <text:p text:style-name="Text_20_body">Alt+f avance d’un mot</text:p>
      <text:h text:style-name="P47" text:outline-level="3">Historique des commandes</text:h>
      <text:p text:style-name="P10">Lors d’une session sur un terminal vous serez amenés à utiliser souvent les<text:span text:style-name="T7"> </text:span>mêmes commandes ou des commandes quasi identiques. Bash conserve par<text:span text:style-name="T7"> </text:span>défaut l’historique des 1000 dernières commandes exécutées et fournit<text:span text:style-name="T7"> </text:span>plusieurs moyens de le consulter. La commande history liste les commandes<text:span text:style-name="T7"> </text:span>que vous avez saisies de la plus ancienne jusqu’à la plus récente. Chaque<text:span text:style-name="T7"> </text:span>commande est précédée de son rang dans l’historique. Suivi d’un nombre<text:span text:style-name="T7"> n’affiche que les n dernières commandes de l’historique</text:span></text:p>
      <text:p text:style-name="console">history <text:span text:style-name="T72">3</text:span></text:p>
      <text:p text:style-name="P39"><text:s/>1964 <text:s/>nslookup 172.18.58.51</text:p>
      <text:p text:style-name="P39"><text:s/>1965 <text:s/>nslookup 172.18.58.189</text:p>
      <text:p text:style-name="P39"><text:s/>1966 <text:s/>ipcalc 172.18.58.0/23</text:p>
      <text:p text:style-name="P37">Les 3 dernières commandes sont nslookup (2 fois) et ipcalc.</text:p>
      <text:p text:style-name="P37">Il y avait 1963 commandes déjà enregistrées avant celles-ci.</text:p>
      <text:p text:style-name="Question">Donnez les 5 dernières commandes de l'historique des commandes sur votre session.</text:p>
      <text:p text:style-name="Question">Combien de commandes ont été enregistrées ?</text:p>
      <text:h text:style-name="P48" text:outline-level="3"><text:span text:style-name="T36">S</text:span><text:span text:style-name="T35">e déplacer dans l’historique et rappeler une commande</text:span></text:h>
      <text:p text:style-name="P22"><text:span text:style-name="T25">Les touches fléchées </text:span><text:span text:style-name="T38">↑</text:span><text:span text:style-name="T25">et </text:span><text:span text:style-name="T38">↓</text:span><text:span text:style-name="T25">permettent de naviguer dans l’historique. Au fur et à mesure du déplacement, la commande correspondant à l’endroit où on se situe dans l’historique s’affiche, il n’y a qu’à frapper </text:span><text:span text:style-name="T9">enter</text:span><text:span text:style-name="T26"> </text:span><text:span text:style-name="T25">pour l’exécuter.</text:span></text:p>
      <text:p text:style-name="Question">Quel<text:span text:style-name="T73">le</text:span> est la dernière commande ayant été saisie dans votre terminal ?</text:p>
      <text:h text:style-name="P48" text:outline-level="3"><text:span text:style-name="T39">R</text:span>appeler une commande en utilisant une chaîne de caractères</text:h>
      <text:p text:style-name="P15">Un point d’exclamation suivi d’une chaîne de caractères permet de rappeler la commande la plus récente qui commence par cette chaîne. Par exemple, pour rappeler la dernière commande utilisée pour se placer dans un répertoire, on rentrera :</text:p>
      <text:p text:style-name="console">!cd</text:p>
      <text:p text:style-name="P18"><text:span text:style-name="T8">Si vous ne voulez pas r</text:span><text:span text:style-name="T10">ée</text:span><text:span text:style-name="T8">xécuter une commande, mais simplement la retrouver dans l’historique pourvoir si c’est bien celle que vous voulez il suffit d’ajouter</text:span><text:span text:style-name="T27">:p </text:span><text:span text:style-name="T8">(Print) en fin de ligne. Ainsi pour afficher la dernière commande utilisée pour se déplacer dans un répertoire, sans l’exécuter, on fera :</text:span></text:p>
      <text:p text:style-name="console">!cd:p</text:p>
      <text:p text:style-name="P23"><text:span text:style-name="T8">En encadrant une chaîne de caractères entre deux points </text:span><text:span text:style-name="T11">d</text:span><text:span text:style-name="T8">’interrogation, on peut rechercher la commande la plus récente qui contient cette chaîne. Par exemple, on rappellera la dernière commande qui contient la chaîne </text:span><text:span text:style-name="T40">to</text:span> <text:span text:style-name="T8">en tapant :</text:span></text:p>
      <text:p text:style-name="console">!?to?</text:p>
      <text:p text:style-name="P23"><text:span text:style-name="T8">Ça pourrait être </text:span>history <text:span text:style-name="T8">ou bien </text:span>ls toto<text:span text:style-name="T8">, alors si on veut vérifier avant de l’exécuter, on l’affiche :</text:span></text:p>
      <text:p text:style-name="console">!?to?:p</text:p>
      <text:h text:style-name="P44" text:outline-level="2">Auto-complétion</text:h>
      <text:p text:style-name="P17"/>
      <text:p text:style-name="P15">En plus de l’édition de la ligne de commande et de <text:span text:style-name="T44">l</text:span>’historique, Bash offre une troisième forme d’aide à la saisie qui est la plus utilisée : l’autocomplétion. Celle-ci s’effectue au moyen de la touche de tabulation <text:span text:style-name="T45">→</text:span>. Après avoir tapé les premiers caractères, la touche tabulation demande à compléter automatiquement le nom de commande. S’il n’y a qu’une seule complétion possible, le Bash complète le nom de la commande en entier. </text:p>
      <text:p text:style-name="P15">Par exemple <text:span text:style-name="T27">hist</text:span><text:span text:style-name="T45">→</text:span><text:span text:style-name="T27"> </text:span>est remplacé par <text:span text:style-name="T27">history </text:span>sur la ligne de commande. Lorsqu’il y a une ambiguïté, Bash ne complète pas la ligne de commande après avoir tapé, il suffit alors de taper une deuxième fois la touche <text:span text:style-name="T45">→</text:span> pour avoir une liste des complétions possibles.</text:p>
      <text:p text:style-name="P15">Par exemple <text:span text:style-name="T27">ch</text:span><text:span text:style-name="T45">→</text:span><text:span text:style-name="T27"> </text:span>n’affiche rien, car il existe plusieurs commandes commençant par les caractères <text:span text:style-name="T27">ch</text:span>. Un deuxième appui sur <text:span text:style-name="T45">→ </text:span>affiche la liste de toutes les possibilités suivi de l’invite <text:span text:style-name="T27">$ </text:span>et du début de la ligne de commande que vous avez tapée.</text:p>
      <text:p text:style-name="P40">psimier@b107PSR:~$ ch<text:span text:style-name="T60">[tab][tab]</text:span></text:p>
      <text:p text:style-name="console">chacl <text:s text:c="10"/>chcon <text:s text:c="10"/>chgpasswd <text:s text:c="6"/>chroot</text:p>
      <text:p text:style-name="console">chage <text:s text:c="10"/>chcpu <text:s text:c="10"/>chgrp <text:s text:c="10"/>chrt</text:p>
      <text:p text:style-name="console">chardet3 <text:s text:c="7"/>check_forensic <text:s/>chktrust <text:s text:c="7"/>chsh</text:p>
      <text:p text:style-name="console">chardetect3 <text:s text:c="4"/>checkgid <text:s text:c="7"/>chmem <text:s text:c="10"/>chvt</text:p>
      <text:p text:style-name="console">charmap <text:s text:c="8"/>check_signals <text:s text:c="2"/>chmod <text:s text:c="10"/></text:p>
      <text:p text:style-name="console">chat <text:s text:c="11"/>cheese <text:s text:c="9"/>chown <text:s text:c="10"/></text:p>
      <text:p text:style-name="console">chattr <text:s text:c="9"/>chfn <text:s text:c="11"/>chpasswd <text:s text:c="7"/></text:p>
      <text:p text:style-name="console">psimier@b107PSR:~$ ch</text:p>
      <text:p text:style-name="P26"/>
      <text:p text:style-name="P26"><text:span text:style-name="T8">Si après un deuxième appui sur </text:span><text:span text:style-name="T46">→</text:span><text:span text:style-name="T43"> </text:span><text:span text:style-name="T8">rien n’apparaît c’est qu’aucune complétion n’est possible. C’est un indication assez forte qu’il y a une erreur de saisie.</text:span></text:p>
      <text:h text:style-name="P45" text:outline-level="2">Encore deux raccourcis</text:h>
      <text:p text:style-name="P25"><text:span text:style-name="T8"/></text:p>
      <text:p text:style-name="P14">Ctrl <text:s/>+ l Permet d’effacer le contenu du terminal.</text:p>
      <text:p text:style-name="P23"><text:span text:style-name="T12">Ctrl + C </text:span><text:span text:style-name="T8">En cours de frappe, permet d’arrêter la saisie de la ligne de commande et de revenir à l’invite avec une ligne vierge</text:span></text:p>
      <text:h text:style-name="P44" text:outline-level="2">Variables et options de l’environnement de travail</text:h>
      <text:p text:style-name="P23"/>
      <text:h text:style-name="P51" text:outline-level="2">Pour rappel, en programmation, on peut créer des variables qui sont l’association de noms et de valeurs. Ces associations correspondent à des emplacements dans la mémoire de l’ordinateur. Associer nom et valeur donne la possibilité de traiter des données de manière symbolique. Dans les systèmes de type Unix, l’utilisateur peut créer et utiliser des variables pour profiter de cette association symbolique.Cependant, il faut distinguer les variables créées par l’utilisateur et celles créées et gérées par le Shell lui-même. Les variables créées et gérées par le Shell sont les variables d’environnement. Ces variables ont des noms prédéfinis et sont utilisées pour et par le Shell. Elles sont renseignées par le Shell lorsque l’utilisateur se connecte au système. Ces variables peuvent éventuellement être utilisées par d’autres programmes ou par l’utilisateur.</text:h>
      <text:h text:style-name="P48" text:outline-level="3"><text:span text:style-name="T37">V</text:span><text:span text:style-name="T35">ariables d’environnement</text:span></text:h>
      <text:p text:style-name="P3"><text:span text:style-name="T13">Les variables d’environnement sont relatives à chaque utilisateur et à chaque session. C’est-à-dire,elles ne peuvent être utilisées et exploitées que dans la session courante. Bien que ces variables soient automatiquement renseignées par le Shell (ou initialisées si on utilise un langage de programmation),leur valeur est modifiable par l’utilisateur. Ces modifications influent sur le comportement du Shell lors</text:span><text:span text:style-name="T17"> </text:span><text:span text:style-name="T13">de la session courante. Il existe de nombreuses variables, nous n’allons pas ici en faire le catalogue.Cependant nous citons ci-dessous, quelques noms de variable à retenir.</text:span></text:p>
      <text:p text:style-name="P24"><text:span text:style-name="T74">$</text:span>HOME : Répertoire personnel de l’utilisateur</text:p>
      <text:p text:style-name="P24"><text:span text:style-name="T74">$</text:span>PATH : Les répertoires contenant les commandes utilisables</text:p>
      <text:p text:style-name="P24"><text:span text:style-name="T74">$</text:span>LOGNAME : Nom de l’utilisateur à la connexion</text:p>
      <text:p text:style-name="P3"><text:span text:style-name="T29">$</text:span><text:span text:style-name="T28">SHELL : Shell utilisé à la connexi</text:span><text:span text:style-name="T29">on</text:span></text:p>
      <text:p text:style-name="P19"><text:span text:style-name="T20">La variable </text:span><text:span text:style-name="T31">PATH</text:span><text:span text:style-name="T32"> </text:span><text:span text:style-name="T20">est une variable importante, elle donne l’accès aux commandes du système. Cette variable sert à retrouver les commandes dans l’arborescence sans qu’il ne soit nécessaire de fournir le chemin d’accès absolu. La variable </text:span><text:span text:style-name="T32">PATH </text:span><text:span text:style-name="T20">représente une règle de recherche pour le Shell. C’est la liste des répertoires dans lesquels le Shell doit rechercher une commande (en suivant l’ordre des répertoires listés dans la variable).</text:span></text:p>
      <text:p text:style-name="P19"><text:span text:style-name="T20">Consulter le contenu d’une variable d’environnement s’effectue par une commande d’affichage </text:span><text:span text:style-name="T31">echo</text:span><text:span text:style-name="T32"> </text:span><text:span text:style-name="T20">et une substitution de variable comme le montre l’exemple avec la variable </text:span><text:span text:style-name="T32">PATH</text:span><text:span text:style-name="T20">.</text:span></text:p>
      <text:p text:style-name="console"><text:span text:style-name="T18">psimier@b107PSR:~$ </text:span><text:span text:style-name="T19">echo $PATH</text:span></text:p>
      <text:p text:style-name="console"><text:soft-page-break/>/usr/local/sbin:/usr/local/bin:/usr/sbin:/usr/bin:/sbin:/bin:/usr/games:/usr/local/games:/snap/bin:/home/USERS/PROFS/psimier/.dotnet/tools</text:p>
      <text:p text:style-name="P20"><text:span text:style-name="T20">La variable </text:span><text:span text:style-name="T32">HOME </text:span><text:span text:style-name="T20">contient le chemin d’accès du répertoire personnel de l’utilisateur. La commande </text:span><text:span text:style-name="T32">cd </text:span><text:span text:style-name="T20">sans argument utilise la variable d’environnement </text:span><text:span text:style-name="T32">HOME</text:span><text:span text:style-name="T20">. Avec cette commande, le répertoire courant va devenir le répertoire personnel de l’utilisateur. </text:span></text:p>
      <text:p text:style-name="P21"><text:span text:style-name="T20">L’exemple suivant montre l’action de cette commande dans le cas </text:span><text:span text:style-name="T21">psimier</text:span><text:span text:style-name="T20">.</text:span></text:p>
      <text:p text:style-name="console">psimier@b107PSR:~/2020$ pwd</text:p>
      <text:p text:style-name="P39"><text:span text:style-name="T74"><text:tab/></text:span>/home/USERS/PROFS/psimier/2020</text:p>
      <text:p text:style-name="console">psimier@b107PSR:~/2020$ echo $HOME</text:p>
      <text:p text:style-name="console"><text:span text:style-name="T74"><text:tab/></text:span><text:span text:style-name="T68">/home/USERS/PROFS/psimier</text:span></text:p>
      <text:p text:style-name="console">psimier@b107PSR:~/2020$ cd</text:p>
      <text:p text:style-name="console">psimier@b107PSR:~$ pwd</text:p>
      <text:p text:style-name="console"><text:span text:style-name="T74"><text:tab/></text:span><text:span text:style-name="T68">/home/USERS/PROFS/psimier</text:span></text:p>
      <text:p text:style-name="P3"><text:span text:style-name="T48"/></text:p>
      <text:p text:style-name="P16">Il est possible de modifier le contenu d’une variable d’environnement pour changer le comportement d’une commande qui utiliserait cette variable.</text:p>
      <text:p text:style-name="P27"><text:span text:style-name="T48">E</text:span><text:span text:style-name="T47">xemple</text:span></text:p>
      <text:p text:style-name="console">psimier@b107PSR:~$ <text:span text:style-name="T50">HOME=/home/USERS/PROFS/</text:span></text:p>
      <text:p text:style-name="console">psimier@b107PSR:/home/USERS/PROFS/psimier$ cd</text:p>
      <text:p text:style-name="console">psimier@b107PSR:/home/USERS/PROFS$ </text:p>
      <text:p text:style-name="P3"><text:span text:style-name="T48"/></text:p>
      <text:p text:style-name="Question">Afficher les chemins connus par votre Shell.</text:p>
      <text:h text:style-name="P46" text:outline-level="2">V<text:span text:style-name="T51">otre environnement de travai</text:span>l</text:h>
      <text:p text:style-name="P3"><text:span text:style-name="T49"/></text:p>
      <text:p text:style-name="P19"><text:span text:style-name="T22">Deux commandes sont disponibles pour manipuler et voir cet <text:s/>environnement : </text:span><text:span text:style-name="T55">set</text:span><text:span text:style-name="T33"> </text:span><text:span text:style-name="T22">et </text:span><text:span text:style-name="T55">env</text:span><text:span text:style-name="T22">.</text:span></text:p>
      <text:p text:style-name="P3"><text:span text:style-name="T14">La commande </text:span><text:span text:style-name="T57">env</text:span><text:span text:style-name="T14"> </text:span><text:span text:style-name="T15">l</text:span><text:span text:style-name="T14">iste les variables de l’environnement courant. Utilisée avec des arguments, elle sert à modifier les valeurs des variables de cet environnement. De nombreuses variables ont été enlevées de l’exemple suivant.</text:span></text:p>
      <text:p text:style-name="P19"><text:span text:style-name="T22"/></text:p>
      <text:p text:style-name="P19"><text:span text:style-name="T22"/></text:p>
      <text:p text:style-name="console">psimier@b107PSR:~$ env</text:p>
      <text:p text:style-name="console">LANG=fr_FR.UTF-8</text:p>
      <text:p text:style-name="console">USER=psimier</text:p>
      <text:p text:style-name="console">PWD=/home/USERS/PROFS/psimier</text:p>
      <text:p text:style-name="console">HOME=/home/USERS/PROFS/psimier</text:p>
      <text:p text:style-name="console">SHELL=/bin/bash</text:p>
      <text:p text:style-name="console">LANGUAGE=fr_FR</text:p>
      <text:p text:style-name="console">LOGNAME=psimier</text:p>
      <text:p text:style-name="P12"/>
      <text:p text:style-name="P13"/>
      <text:h text:style-name="P48" text:outline-level="3"><text:span text:style-name="T24">L</text:span><text:span text:style-name="T23">es commandes set, unset et declare</text:span></text:h>
      <text:p text:style-name="P3"><text:span text:style-name="T23"/></text:p>
      <text:p text:style-name="P3"><text:span text:style-name="T16">La commande </text:span><text:span text:style-name="T34">set </text:span><text:span text:style-name="T16">utilisée sans argument fournit les variables de l’environnement, mais aussi les variables créées par l’utilisateur dans la session courante. </text:span></text:p>
      <text:p text:style-name="P3"><text:span text:style-name="T16"/></text:p>
      <text:p text:style-name="console">psimier@b107PSR:~$ <text:span text:style-name="T50">var=1</text:span></text:p>
      <text:p text:style-name="console">psimier@b107PSR:~$ echo $var</text:p>
      <text:p text:style-name="P39"><text:span text:style-name="T75"><text:tab/></text:span>1</text:p>
      <text:p text:style-name="console">psimier@b107PSR:~$ set</text:p>
      <text:p text:style-name="P39"><text:span text:style-name="T75"><text:tab/></text:span>XDG_SESSION_TYPE=x11</text:p>
      <text:p text:style-name="P39"><text:span text:style-name="T75"><text:tab/></text:span>XDG_VTNR=7</text:p>
      <text:p text:style-name="P39"><text:span text:style-name="T75"><text:tab/></text:span>_=1</text:p>
      <text:p text:style-name="P39"><text:span text:style-name="T75"><text:tab/></text:span>var=1</text:p>
      <text:p text:style-name="P3"><text:span text:style-name="T16"/></text:p>
      <text:p text:style-name="P19"><text:span text:style-name="T8">Dans l’exemple précédent, la commande </text:span><text:span text:style-name="T27">var=1 </text:span><text:span text:style-name="T8">crée une variable de nom </text:span><text:span text:style-name="T61">var</text:span><text:span text:style-name="T27"> </text:span><text:span text:style-name="T8">dont la valeur est </text:span><text:span text:style-name="T27">1</text:span><text:span text:style-name="T8">. Lors de la deuxième exécution de la commande </text:span><text:span text:style-name="T54">set</text:span><text:span text:style-name="T8">, cette variable et sa valeur sont listées et font donc partie de l’environnement.</text:span></text:p>
      <text:p text:style-name="Question">Créez une variable nommée age et qui prendra comme valeur, votre age.</text:p>
      <text:p text:style-name="Question">Créez une variable nommée prenom et qui prendra comme valeur, votre prénom.</text:p>
      <text:p text:style-name="P4">Créez une variable nommée <text:span text:style-name="T79">temps</text:span> et qui prendra comme valeur, <text:span text:style-name="T79">"il fait beau"</text:span>.</text:p>
      <text:p text:style-name="Question">Afficher les valeurs de ses <text:span text:style-name="T79">3</text:span> variables.</text:p>
      <text:p text:style-name="P3"><text:span text:style-name="T13">La commande </text:span><text:span text:style-name="T56">unset</text:span><text:span text:style-name="T30"> </text:span><text:span text:style-name="T13">permet de supprimer une variable dont l’utilisateur n’aurait plus besoin. La syntaxe de la commande </text:span><text:span text:style-name="T56">unset</text:span><text:span text:style-name="T34"> </text:span><text:span text:style-name="T13">est la suivante</text:span></text:p>
      <text:p text:style-name="console">psimier@b107PSR:~$ unset var</text:p>
      <text:p text:style-name="console">psimier@b107PSR:~$ echo $var</text:p>
      <text:p text:style-name="console"/>
      <text:p text:style-name="console">psimier@b107PSR:~$</text:p>
      <text:p text:style-name="P11"/>
      <text:p text:style-name="Question">Supprime<text:span text:style-name="T79">z</text:span> les 3 variables précédentes.</text:p>
      <text:p text:style-name="Question"><text:span text:style-name="T79">V</text:span>érifier qu'elles n'existent plus.</text:p>
      <text:p text:style-name="P11"><text:span text:style-name="T8">La commande </text:span><text:span text:style-name="T54">declare</text:span><text:span text:style-name="T27"> </text:span><text:span text:style-name="T8">sans argument affiche comme la commande </text:span><text:span text:style-name="T27">set </text:span><text:span text:style-name="T8">toutes les variables de la session courante. La seule différence est que la commande </text:span><text:span text:style-name="T54">declare</text:span><text:span text:style-name="T27"> </text:span><text:span text:style-name="T8">différencie les variables exportées et les variables loc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erif" svg:font-family="'DejaVu Serif'" style:font-family-generic="roman"/>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estion" style:family="paragraph" style:parent-style-name="Standard" style:next-style-name="Standard">
      <loext:graphic-properties draw:fill="solid" draw:fill-color="#e0ffff"/>
      <style:paragraph-properties fo:background-color="#e0ffff" style:border-line-width="0.002cm 0.004cm 0.002cm" fo:padding="0.049cm" fo:border="0.2pt double #ff0000"/>
    </style:style>
    <style:style style:name="console" style:family="paragraph" style:parent-style-name="Standard">
      <loext:graphic-properties draw:fill="solid" draw:fill-color="#000000"/>
      <style:paragraph-properties fo:background-color="#000000"/>
      <style:text-properties style:font-name="Courier New1" fo:font-family="'Courier New'" style:font-style-name="Normal" style:font-family-generic="modern"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dier BERNARD</meta:initial-creator>
    <meta:creation-date>2024-09-03T20:05:26.382000000</meta:creation-date>
    <dc:date>2024-09-04T09:36:31.208603792</dc:date>
    <meta:editing-duration>PT2H45M45S</meta:editing-duration>
    <meta:editing-cycles>35</meta:editing-cycles>
    <meta:generator>LibreOffice/24.2.5.2$Linux_X86_64 LibreOffice_project/420$Build-2</meta:generator>
    <meta:document-statistic meta:table-count="4" meta:image-count="0" meta:object-count="0" meta:page-count="14" meta:paragraph-count="264" meta:word-count="3645" meta:character-count="23506" meta:non-whitespace-character-count="19907"/>
  </office:meta>
</office:document-meta>
</file>